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LASS</text:p>
          </table:table-cell>
          <table:table-cell office:value-type="string">
            <text:p>NOM</text:p>
          </table:table-cell>
          <table:table-cell office:value-type="string">
            <text:p>NOA</text:p>
          </table:table-cell>
        </table:table-row>
        <table:table-row table:style-name="ro1">
          <table:table-cell table:style-name="ce1" office:value-type="string">
            <text:p>AccessibilityManager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aseRenderTextur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string">
            <text:p>BaseTexture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style-name="ce1" office:value-type="string">
            <text:p>BitmapTex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lendModeManag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BlurFilt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lurX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urY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ound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uff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che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anvas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vasGraphicsRender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nvasMask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vasPrepar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nvasRenderer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anvasRenderTarge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nvasSpriteRender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ircle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ColorMatrixFilter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tainer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splacementFilter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isplayObject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Ellip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ilte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ilterManager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ilterStat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XAAFil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raphics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GraphicsRender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teractionDa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teractionManager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Lo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skManager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atrix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esh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esh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vieClip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ineSlicePlan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oise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bjectRender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bservablePoin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articleBuffer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articleContainer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articleRenderer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rticl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la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imitiv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ua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ectangl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nderTarget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RenderText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op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oundedRectangl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prite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priteMaskFilt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teRenderer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tencil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ystemRenderer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ext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extSty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xtur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extureGarbageCollecto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extureManag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ureUv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cker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ling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ilingSprit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Bas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formStatic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VideoBaseTextu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Void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WebGL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ebGL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ebGLManag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ebGLPrepa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ebGLRenderer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WebGLStat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</table:table>
      <table:database-ranges>
        <table:database-range table:target-range-address="Planilha1.A1:Planilha1.C8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11/26/2018</text:date>, <text:time>16:56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6T16:56:36</dc:date>
    <dc:creator>Leonardo Silva</dc:creator>
    <meta:generator>OpenOffice/4.1.5$Unix OpenOffice.org_project/415m1$Build-9789</meta:generator>
    <meta:editing-duration>PT1H48M</meta:editing-duration>
    <meta:editing-cycles>3</meta:editing-cycles>
    <meta:document-statistic meta:table-count="1" meta:cell-count="252" meta:object-count="0"/>
  </office:meta>
</office:document-meta>
</file>